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1e" officeooo:paragraph-rsid="00112bf3"/>
    </style:style>
    <style:style style:name="P2" style:family="paragraph" style:parent-style-name="Standard">
      <style:paragraph-properties fo:text-align="start" style:justify-single-word="false"/>
      <style:text-properties officeooo:rsid="000fcb1e" officeooo:paragraph-rsid="00112bf3"/>
    </style:style>
    <style:style style:name="P3" style:family="paragraph" style:parent-style-name="Standard">
      <style:text-properties officeooo:rsid="000fcb1e" officeooo:paragraph-rsid="000fcb1e"/>
    </style:style>
    <style:style style:name="P4" style:family="paragraph" style:parent-style-name="Standard">
      <style:paragraph-properties fo:text-align="end" style:justify-single-word="false"/>
      <style:text-properties officeooo:rsid="000fcb1e" officeooo:paragraph-rsid="000fcb1e"/>
    </style:style>
    <style:style style:name="T1" style:family="text">
      <style:text-properties officeooo:rsid="0010d0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om: <text:s text:c="2"/>Advanced Medical Supply</text:p>
      <text:p text:style-name="P2">3322 N Milwaukee <text:span text:style-name="T1">Ave</text:span></text:p>
      <text:p text:style-name="P1"><text:span text:style-name="T1">Chicago,</text:span> IL 60641</text:p>
      <text:p text:style-name="P3"/>
      <text:p text:style-name="P3"/>
      <text:p text:style-name="P3"/>
      <text:p text:style-name="P3"/>
      <text:p text:style-name="P4"/>
      <text:p text:style-name="P4"/>
      <text:p text:style-name="P4">To: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9.5in" fo:page-height="4.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20T14:04:35.006000000</meta:creation-date>
    <dc:date>2025-08-25T13:16:48.664199800</dc:date>
    <meta:editing-duration>PT3M59S</meta:editing-duration>
    <meta:editing-cycles>4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4" meta:word-count="12" meta:character-count="73" meta:non-whitespace-character-count="61"/>
  </office:meta>
</office:document-meta>
</file>